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es HTTPS y cuál es su objetivo principal en una configuración de servidor web?</text:p>
      <text:p text:style-name="P4"><text:span text:style-name="Strong_20_Emphasis"><text:span text:style-name="T2">Respuesta 1:</text:span></text:span> HTTPS (Hypertext Transfer Protocol Secure) es un protocolo de comunicación seguro que cifra las comunicaciones entre el cliente y el servidor web. Su objetivo principal es garantizar la confidencialidad y la integridad de los datos transmitidos.</text:p>
      <text:p text:style-name="P4"><text:span text:style-name="Strong_20_Emphasis"><text:span text:style-name="T2">Pregunta 2:</text:span></text:span> ¿Cuál es el propósito del protocolo SSL/TLS en una configuración HTTPS?</text:p>
      <text:p text:style-name="P4"><text:span text:style-name="Strong_20_Emphasis"><text:span text:style-name="T2">Respuesta 2:</text:span></text:span> El protocolo SSL/TLS (Secure Sockets Layer/Transport Layer Security) se utiliza en una configuración HTTPS para proporcionar la capa de cifrado y autenticación necesaria para la seguridad de las comunicaciones.</text:p>
      <text:p text:style-name="P4"><text:span text:style-name="Strong_20_Emphasis"><text:span text:style-name="T2">Pregunta 3:</text:span></text:span> ¿Cómo se genera un certificado SSL para un servidor Apache?</text:p>
      <text:p text:style-name="P4"><text:span text:style-name="Strong_20_Emphasis"><text:span text:style-name="T2">Respuesta 3:</text:span></text:span> Un certificado SSL se genera utilizando una autoridad de certificación (CA) de confianza o se puede autofirmar. Luego, se configura en Apache utilizando la directiva "SSLCertificateFile".</text:p>
      <text:p text:style-name="P4"><text:span text:style-name="Strong_20_Emphasis"><text:span text:style-name="T2">Pregunta 4:</text:span></text:span> ¿Qué es un certificado autofirmado y cuándo se utiliza en Apache?</text:p>
      <text:p text:style-name="P4"><text:span text:style-name="Strong_20_Emphasis"><text:span text:style-name="T2">Respuesta 4:</text:span></text:span> Un certificado autofirmado es un certificado SSL generado por el propietario del servidor en lugar de una autoridad de certificación externa. Se utiliza para pruebas y entornos de desarrollo, pero no es adecuado para producción debido a la falta de confianza.</text:p>
      <text:p text:style-name="P4"><text:span text:style-name="Strong_20_Emphasis"><text:span text:style-name="T2">Pregunta 5:</text:span></text:span> ¿Cuál es el propósito de la directiva "SSLEngine" en la configuración de Apache?</text:p>
      <text:p text:style-name="P4"><text:span text:style-name="Strong_20_Emphasis"><text:span text:style-name="T2">Respuesta 5:</text:span></text:span> La directiva "SSLEngine" se utiliza para habilitar o deshabilitar el motor SSL/TLS en Apache. Debe configurarse como "on" para habilitar HTTPS.</text:p>
      <text:p text:style-name="P4"><text:span text:style-name="Strong_20_Emphasis"><text:span text:style-name="T2">Pregunta 6:</text:span></text:span> ¿Qué es un archivo de clave privada en una configuración SSL/TLS y cómo se configura en Apache?</text:p>
      <text:p text:style-name="P4"><text:span text:style-name="Strong_20_Emphasis"><text:span text:style-name="T2">Respuesta 6:</text:span></text:span> Un archivo de clave privada es necesario para descifrar datos cifrados en el servidor. Se configura en Apache utilizando la directiva "SSLCertificateKeyFile".</text:p>
      <text:p text:style-name="P4"><text:span text:style-name="Strong_20_Emphasis"><text:span text:style-name="T2">Pregunta 7:</text:span></text:span> ¿Qué es un archivo de cadena de certificados (chain file) y cuál es su función en una configuración SSL/TLS?</text:p>
      <text:p text:style-name="P4"><text:span text:style-name="Strong_20_Emphasis"><text:span text:style-name="T2">Respuesta 7:</text:span></text:span> Un archivo de cadena de certificados contiene certificados intermedios y de raíz que establecen la cadena de confianza. Se configura en Apache utilizando la directiva "SSLCertificateChainFile".</text:p>
      <text:p text:style-name="P4"><text:span text:style-name="Strong_20_Emphasis"><text:span text:style-name="T2">Pregunta 8:</text:span></text:span> ¿Cuál es el propósito de la directiva "SSLProtocol" en la configuración de Apache?</text:p>
      <text:p text:style-name="P4"><text:soft-page-break/><text:span text:style-name="Strong_20_Emphasis"><text:span text:style-name="T2">Respuesta 8:</text:span></text:span> La directiva "SSLProtocol" se utiliza para especificar los protocolos SSL/TLS permitidos. Puede configurarse para habilitar versiones seguras y deshabilitar versiones obsoletas.</text:p>
      <text:p text:style-name="P4"><text:span text:style-name="Strong_20_Emphasis"><text:span text:style-name="T2">Pregunta 9:</text:span></text:span> ¿Qué es la negociación de ciphers (cifrado) en una configuración SSL/TLS y cómo se configura en Apache?</text:p>
      <text:p text:style-name="P4"><text:span text:style-name="Strong_20_Emphasis"><text:span text:style-name="T2">Respuesta 9:</text:span></text:span> La negociación de ciphers se refiere a la selección del algoritmo de cifrado. Se configura en Apache utilizando la directiva "SSLCipherSuite" para especificar los cifrados permitidos.</text:p>
      <text:p text:style-name="P4"><text:span text:style-name="Strong_20_Emphasis"><text:span text:style-name="T2">Pregunta 10:</text:span></text:span> ¿Cuál es el propósito de la directiva "SSLHonorCipherOrder" en la configuración de Apache?</text:p>
      <text:p text:style-name="P4"><text:span text:style-name="Strong_20_Emphasis"><text:span text:style-name="T2">Respuesta 10:</text:span></text:span> La directiva "SSLHonorCipherOrder" se utiliza para especificar si se debe respetar el orden de preferencia de los cifrados establecido por el servidor o el cliente.</text:p>
      <text:p text:style-name="P4"><text:span text:style-name="Strong_20_Emphasis"><text:span text:style-name="T2">Pregunta 11:</text:span></text:span> ¿Cómo se redirige el tráfico HTTP a HTTPS en Apache?</text:p>
      <text:p text:style-name="P4"><text:span text:style-name="Strong_20_Emphasis"><text:span text:style-name="T2">Respuesta 11:</text:span></text:span> El tráfico HTTP se redirige a HTTPS utilizando reglas de redirección en la configuración de Apache o mediante un archivo ".htaccess".</text:p>
      <text:p text:style-name="P4"><text:span text:style-name="Strong_20_Emphasis"><text:span text:style-name="T2">Pregunta 12:</text:span></text:span> ¿Qué es la renovación de certificados SSL y por qué es importante?</text:p>
      <text:p text:style-name="P4"><text:span text:style-name="Strong_20_Emphasis"><text:span text:style-name="T2">Respuesta 12:</text:span></text:span> La renovación de certificados SSL implica actualizar un certificado antes de su vencimiento. Es importante para mantener la continuidad de los servicios HTTPS.</text:p>
      <text:p text:style-name="P4"><text:span text:style-name="Strong_20_Emphasis"><text:span text:style-name="T2">Pregunta 13:</text:span></text:span> ¿Qué es un archivo de clave privada protegida por contraseña y cómo se configura en Apache?</text:p>
      <text:p text:style-name="P4"><text:span text:style-name="Strong_20_Emphasis"><text:span text:style-name="T2">Respuesta 13:</text:span></text:span> Un archivo de clave privada protegida por contraseña es una clave que se debe proporcionar al iniciar el servidor. Se configura en Apache utilizando la directiva "SSLPassPhraseDialog".</text:p>
      <text:p text:style-name="P4"><text:span text:style-name="Strong_20_Emphasis"><text:span text:style-name="T2">Pregunta 14:</text:span></text:span> ¿Qué es OCSP (Protocolo de Estado de Certificado Online) y cuál es su función en una configuración SSL/TLS?</text:p>
      <text:p text:style-name="P4"><text:span text:style-name="Strong_20_Emphasis"><text:span text:style-name="T2">Respuesta 14:</text:span></text:span> OCSP se utiliza para verificar el estado de los certificados SSL en tiempo real. Se configura en Apache utilizando la directiva "SSLOCSPEnable".</text:p>
      <text:p text:style-name="P4"><text:span text:style-name="Strong_20_Emphasis"><text:span text:style-name="T2">Pregunta 15:</text:span></text:span> ¿Qué es un archivo de clave privada en formato PKCS#12 (PFX) y cómo se configura en Apache?</text:p>
      <text:p text:style-name="P4"><text:span text:style-name="Strong_20_Emphasis"><text:span text:style-name="T2">Respuesta 15:</text:span></text:span> Un archivo de clave privada en formato PKCS#12 es un archivo que contiene tanto la clave privada como el certificado. Se configura en Apache utilizando la directiva "SSLCertificateFile" y "SSLCertificateKeyFile".</text:p>
      <text:p text:style-name="P4"><text:soft-page-break/><text:span text:style-name="Strong_20_Emphasis"><text:span text:style-name="T2">Pregunta 16:</text:span></text:span> ¿Qué es el Forward Secrecy (Secreto Adelante) en una configuración SSL/TLS y por qué es importante?</text:p>
      <text:p text:style-name="P4"><text:span text:style-name="Strong_20_Emphasis"><text:span text:style-name="T2">Respuesta 16:</text:span></text:span> Forward Secrecy es una característica que garantiza que, incluso si la clave privada se ve comprometida, las comunicaciones anteriores no puedan descifrarse. Es importante para la seguridad a largo plazo.</text:p>
      <text:p text:style-name="P4"><text:span text:style-name="Strong_20_Emphasis"><text:span text:style-name="T2">Pregunta 17:</text:span></text:span> ¿Qué es la directiva "SSLStrictSNIVHostCheck" y cuál es su propósito en Apache?</text:p>
      <text:p text:style-name="P4"><text:span text:style-name="Strong_20_Emphasis"><text:span text:style-name="T2">Respuesta 17:</text:span></text:span> La directiva "SSLStrictSNIVHostCheck" se utiliza para forzar la comprobación estricta del nombre de host SNI (Server Name Indication) en las solicitudes SSL/TLS.</text:p>
      <text:p text:style-name="P4"><text:span text:style-name="Strong_20_Emphasis"><text:span text:style-name="T2">Pregunta 18:</text:span></text:span> ¿Cómo se verifica la configuración de SSL/TLS en Apache para detectar problemas de seguridad?</text:p>
      <text:p text:style-name="P4"><text:span text:style-name="Strong_20_Emphasis"><text:span text:style-name="T2">Respuesta 18:</text:span></text:span> La configuración de SSL/TLS se puede verificar utilizando herramientas como SSL Labs o mediante comprobaciones manuales de seguridad.</text:p>
      <text:p text:style-name="P4"><text:span text:style-name="Strong_20_Emphasis"><text:span text:style-name="T2">Pregunta 19:</text:span></text:span> ¿Cuál es la importancia de configurar adecuadamente la renovación automática de certificados SSL?</text:p>
      <text:p text:style-name="P4"><text:span text:style-name="Strong_20_Emphasis"><text:span text:style-name="T2">Respuesta 19:</text:span></text:span> La renovación automática garantiza que los certificados SSL sigan siendo válidos sin intervención manual, evitando interrupciones en los servicios HTTPS.</text:p>
      <text:p text:style-name="P4"><text:span text:style-name="Strong_20_Emphasis"><text:span text:style-name="T2">Pregunta 20:</text:span></text:span> ¿Qué es HSTS (HTTP Strict Transport Security) y cuál es su función en la seguridad de las comunicaciones web?</text:p>
      <text:p text:style-name="P4"><text:span text:style-name="Strong_20_Emphasis"><text:span text:style-name="T2">Respuesta 20:</text:span></text:span> HSTS es una política que obliga a los navegadores a utilizar HTTPS en lugar de HTTP, mejorando la seguridad al prevenir ataques de intermediarios. Se configura en Apache utilizando la directiva "Header always set Strict-Transport-Security"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85681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Servicios HTTP</text:span> </text:p>
        <text:p text:style-name="MP2">Configuración de Apache para HTTP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13:12.773750709</dc:date>
    <meta:editing-duration>PT8H1M44S</meta:editing-duration>
    <meta:editing-cycles>115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95" meta:character-count="5934" meta:non-whitespace-character-count="5081"/>
  </office:meta>
</office:document-meta>
</file>